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6937in"/>
    </style:style>
    <style:style style:name="co9" style:family="table-column">
      <style:table-column-properties fo:break-before="auto" style:column-width="1.6402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7.8799in" svg:height="4.4339in" svg:x="4.6398in" svg:y="0.3555in">
            <draw:object draw:notify-on-update-of-ranges="Accuracy.B3:Accuracy.B18 Accuracy.C2:Accuracy.C2 Accuracy.C3:Accuracy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3α) Ακρίβεια σε σχέση με το μέγεθος του φίλτρου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Filter length</text:p>
          </table:table-cell>
          <table:table-cell office:value-type="string" calcext:value-type="string">
            <text:p>Max diffe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4]+1" office:value-type="float" office:value="3" calcext:value-type="float">
            <text:p>3</text:p>
          </table:table-cell>
          <table:table-cell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5]+1" office:value-type="float" office:value="5" calcext:value-type="float">
            <text:p>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6]+1"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7]+1" office:value-type="float" office:value="9" calcext:value-type="float">
            <text:p>9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8]+1"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9]+1"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10]+1"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11]+1"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1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3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4]+1"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6]+1"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7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8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5α) Ακρίβεια σε σχέση με το μέγεθος του φίλτρου (float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Filter length</text:p>
          </table:table-cell>
          <table:table-cell office:value-type="string" calcext:value-type="string">
            <text:p>Max difference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6α) Ακρίβεια σε σχέση με το μέγεθος του φίλτρου (double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Filter length</text:p>
          </table:table-cell>
          <table:table-cell office:value-type="string" calcext:value-type="string">
            <text:p>Max difference</text:p>
          </table:table-cell>
        </table:table-row>
      </table:table>
      <table:table table:name="Runtimes" table:style-name="ta1">
        <table:shapes>
          <draw:frame draw:z-index="0" draw:style-name="gr1" draw:text-style-name="P1" svg:width="8.8374in" svg:height="5.0303in" svg:x="11.5969in" svg:y="6.0441in">
            <draw:object draw:notify-on-update-of-ranges="Runtimes.B37:Runtimes.B45 Runtimes.C36:Runtimes.C36 Runtimes.C37:Runtimes.C45 Runtimes.D36:Runtimes.D36 Runtimes.D37:Runtimes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472in" svg:height="4.9776in" svg:x="11.5969in" svg:y="0.1988in">
            <draw:object draw:notify-on-update-of-ranges="Runtimes.B3:Runtimes.B11 Runtimes.C1:Runtimes.C2 Runtimes.C3:Runtimes.C11 Runtimes.D1:Runtimes.D2 Runtimes.D3:Runtime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5β) Χρόνος εκτέλεσης CPU και GPU (float)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Image size</text:p>
          </table:table-cell>
          <table:table-cell office:value-type="string" calcext:value-type="string">
            <text:p>GPU time avg.</text:p>
          </table:table-cell>
          <table:table-cell office:value-type="string" calcext:value-type="string">
            <text:p>CPU time avg.</text:p>
          </table:table-cell>
          <table:table-cell office:value-type="string" calcext:value-type="string">
            <text:p>GPU time std.</text:p>
          </table:table-cell>
          <table:table-cell office:value-type="string" calcext:value-type="string">
            <text:p>CPU time std.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std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0001718" calcext:value-type="float">
            <text:p>0.0001718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00896660470858396" calcext:value-type="float">
            <text:p>8.96660470858396E-06</text:p>
          </table:table-cell>
          <table:table-cell office:value-type="float" office:value="0.000121384604551904" calcext:value-type="float">
            <text:p>0.000121384604551904</text:p>
          </table:table-cell>
          <table:table-cell office:value-type="float" office:value="10" calcext:value-type="float">
            <text:p>10</text:p>
          </table:table-cell>
          <table:table-cell office:value-type="float" office:value="6.0302677532014" calcext:value-type="float">
            <text:p>6.0302677532014</text:p>
          </table:table-cell>
          <table:table-cell office:value-type="float" office:value="0.773475113671596" calcext:value-type="float">
            <text:p>0.773475113671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.0003363" calcext:value-type="float">
            <text:p>0.0003363</text:p>
          </table:table-cell>
          <table:table-cell office:value-type="float" office:value="0.0039082" calcext:value-type="float">
            <text:p>0.0039082</text:p>
          </table:table-cell>
          <table:table-cell office:value-type="float" office:value="0.00000648159788255266" calcext:value-type="float">
            <text:p>6.48159788255266E-06</text:p>
          </table:table-cell>
          <table:table-cell office:value-type="float" office:value="0.000127683462776769" calcext:value-type="float">
            <text:p>0.000127683462776769</text:p>
          </table:table-cell>
          <table:table-cell office:value-type="float" office:value="10" calcext:value-type="float">
            <text:p>10</text:p>
          </table:table-cell>
          <table:table-cell office:value-type="float" office:value="11.6211715730003" calcext:value-type="float">
            <text:p>11.6211715730003</text:p>
          </table:table-cell>
          <table:table-cell office:value-type="float" office:value="0.440813335949995" calcext:value-type="float">
            <text:p>0.440813335949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153644" calcext:value-type="float">
            <text:p>0.0153644</text:p>
          </table:table-cell>
          <table:table-cell office:value-type="float" office:value="0.0000203196675388376" calcext:value-type="float">
            <text:p>2.03196675388376E-05</text:p>
          </table:table-cell>
          <table:table-cell office:value-type="float" office:value="0.000289688031433049" calcext:value-type="float">
            <text:p>0.000289688031433049</text:p>
          </table:table-cell>
          <table:table-cell office:value-type="float" office:value="10" calcext:value-type="float">
            <text:p>10</text:p>
          </table:table-cell>
          <table:table-cell office:value-type="float" office:value="17.1669273743017" calcext:value-type="float">
            <text:p>17.1669273743017</text:p>
          </table:table-cell>
          <table:table-cell office:value-type="float" office:value="0.506625880873986" calcext:value-type="float">
            <text:p>0.5066258808739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0.0027087" calcext:value-type="float">
            <text:p>0.0027087</text:p>
          </table:table-cell>
          <table:table-cell office:value-type="float" office:value="0.0622094" calcext:value-type="float">
            <text:p>0.0622094</text:p>
          </table:table-cell>
          <table:table-cell office:value-type="float" office:value="0.0000937503185179774" calcext:value-type="float">
            <text:p>9.37503185179774E-05</text:p>
          </table:table-cell>
          <table:table-cell office:value-type="float" office:value="0.0012738797431469" calcext:value-type="float">
            <text:p>0.0012738797431469</text:p>
          </table:table-cell>
          <table:table-cell office:value-type="float" office:value="10" calcext:value-type="float">
            <text:p>10</text:p>
          </table:table-cell>
          <table:table-cell office:value-type="float" office:value="22.9665153025437" calcext:value-type="float">
            <text:p>22.9665153025437</text:p>
          </table:table-cell>
          <table:table-cell office:value-type="float" office:value="0.923593180711333" calcext:value-type="float">
            <text:p>0.923593180711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113951" calcext:value-type="float">
            <text:p>0.0113951</text:p>
          </table:table-cell>
          <table:table-cell office:value-type="float" office:value="0.2605112" calcext:value-type="float">
            <text:p>0.2605112</text:p>
          </table:table-cell>
          <table:table-cell office:value-type="float" office:value="0.00236850067201454" calcext:value-type="float">
            <text:p>0.00236850067201454</text:p>
          </table:table-cell>
          <table:table-cell office:value-type="float" office:value="0.0292089228178271" calcext:value-type="float">
            <text:p>0.0292089228178271</text:p>
          </table:table-cell>
          <table:table-cell office:value-type="float" office:value="10" calcext:value-type="float">
            <text:p>10</text:p>
          </table:table-cell>
          <table:table-cell office:value-type="float" office:value="22.8616861633509" calcext:value-type="float">
            <text:p>22.8616861633509</text:p>
          </table:table-cell>
          <table:table-cell office:value-type="float" office:value="5.39913122679244" calcext:value-type="float">
            <text:p>5.39913122679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.0388376" calcext:value-type="float">
            <text:p>0.0388376</text:p>
          </table:table-cell>
          <table:table-cell office:value-type="float" office:value="0.984029" calcext:value-type="float">
            <text:p>0.984029</text:p>
          </table:table-cell>
          <table:table-cell office:value-type="float" office:value="0.000615565719932125" calcext:value-type="float">
            <text:p>0.000615565719932125</text:p>
          </table:table-cell>
          <table:table-cell office:value-type="float" office:value="0.0441541864153332" calcext:value-type="float">
            <text:p>0.0441541864153332</text:p>
          </table:table-cell>
          <table:table-cell office:value-type="float" office:value="10" calcext:value-type="float">
            <text:p>10</text:p>
          </table:table-cell>
          <table:table-cell office:value-type="float" office:value="25.3370187653202" calcext:value-type="float">
            <text:p>25.3370187653202</text:p>
          </table:table-cell>
          <table:table-cell office:value-type="float" office:value="1.20573451601105" calcext:value-type="float">
            <text:p>1.20573451601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0.1350525" calcext:value-type="float">
            <text:p>0.1350525</text:p>
          </table:table-cell>
          <table:table-cell office:value-type="float" office:value="4.1765119" calcext:value-type="float">
            <text:p>4.1765119</text:p>
          </table:table-cell>
          <table:table-cell office:value-type="float" office:value="0.0181722548973856" calcext:value-type="float">
            <text:p>0.0181722548973856</text:p>
          </table:table-cell>
          <table:table-cell office:value-type="float" office:value="0.13360500389286" calcext:value-type="float">
            <text:p>0.13360500389286</text:p>
          </table:table-cell>
          <table:table-cell office:value-type="float" office:value="10" calcext:value-type="float">
            <text:p>10</text:p>
          </table:table-cell>
          <table:table-cell office:value-type="float" office:value="30.9250987578905" calcext:value-type="float">
            <text:p>30.9250987578905</text:p>
          </table:table-cell>
          <table:table-cell office:value-type="float" office:value="4.27716733252927" calcext:value-type="float">
            <text:p>4.27716733252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0.5422863" calcext:value-type="float">
            <text:p>0.5422863</text:p>
          </table:table-cell>
          <table:table-cell office:value-type="float" office:value="17.0321945" calcext:value-type="float">
            <text:p>17.0321945</text:p>
          </table:table-cell>
          <table:table-cell office:value-type="float" office:value="0.110022594165471" calcext:value-type="float">
            <text:p>0.110022594165471</text:p>
          </table:table-cell>
          <table:table-cell office:value-type="float" office:value="0.476687316299864" calcext:value-type="float">
            <text:p>0.476687316299864</text:p>
          </table:table-cell>
          <table:table-cell office:value-type="float" office:value="10" calcext:value-type="float">
            <text:p>10</text:p>
          </table:table-cell>
          <table:table-cell office:value-type="float" office:value="31.4081224253683" calcext:value-type="float">
            <text:p>31.4081224253683</text:p>
          </table:table-cell>
          <table:table-cell office:value-type="float" office:value="6.43262934489048" calcext:value-type="float">
            <text:p>6.43262934489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.2401076" calcext:value-type="float">
            <text:p>2.2401076</text:p>
          </table:table-cell>
          <table:table-cell office:value-type="float" office:value="71.3169407" calcext:value-type="float">
            <text:p>71.3169407</text:p>
          </table:table-cell>
          <table:table-cell office:value-type="float" office:value="0.154498418495465" calcext:value-type="float">
            <text:p>0.154498418495465</text:p>
          </table:table-cell>
          <table:table-cell office:value-type="float" office:value="2.21430627929984" calcext:value-type="float">
            <text:p>2.21430627929984</text:p>
          </table:table-cell>
          <table:table-cell office:value-type="float" office:value="10" calcext:value-type="float">
            <text:p>10</text:p>
          </table:table-cell>
          <table:table-cell office:value-type="float" office:value="31.836390671591" calcext:value-type="float">
            <text:p>31.836390671591</text:p>
          </table:table-cell>
          <table:table-cell office:value-type="float" office:value="2.40797179877938" calcext:value-type="float">
            <text:p>2.40797179877938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style-name="ce2" office:value-type="string" calcext:value-type="string" table:number-columns-spanned="9" table:number-rows-spanned="1">
            <text:p>6β) Χρόνος εκτέλεσης CPU και GPU (double)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Image size</text:p>
          </table:table-cell>
          <table:table-cell office:value-type="string" calcext:value-type="string">
            <text:p>GPU time avg.</text:p>
          </table:table-cell>
          <table:table-cell office:value-type="string" calcext:value-type="string">
            <text:p>CPU time avg.</text:p>
          </table:table-cell>
          <table:table-cell office:value-type="string" calcext:value-type="string">
            <text:p>GPU time std.</text:p>
          </table:table-cell>
          <table:table-cell office:value-type="string" calcext:value-type="string">
            <text:p>CPU time std.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std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9828" calcext:value-type="float">
            <text:p>0.0009828</text:p>
          </table:table-cell>
          <table:table-cell office:value-type="float" office:value="0.0000121837779216647" calcext:value-type="float">
            <text:p>1.21837779216647E-05</text:p>
          </table:table-cell>
          <table:table-cell office:value-type="float" office:value="0.0000778942302812674" calcext:value-type="float">
            <text:p>7.78942302812674E-05</text:p>
          </table:table-cell>
          <table:table-cell office:value-type="float" office:value="10" calcext:value-type="float">
            <text:p>10</text:p>
          </table:table-cell>
          <table:table-cell office:value-type="float" office:value="4.79414634146341" calcext:value-type="float">
            <text:p>4.79414634146341</text:p>
          </table:table-cell>
          <table:table-cell office:value-type="float" office:value="0.474935966602201" calcext:value-type="float">
            <text:p>0.474935966602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.0004251" calcext:value-type="float">
            <text:p>0.0004251</text:p>
          </table:table-cell>
          <table:table-cell office:value-type="float" office:value="0.0039987" calcext:value-type="float">
            <text:p>0.0039987</text:p>
          </table:table-cell>
          <table:table-cell office:value-type="float" office:value="0.00000610009107400137" calcext:value-type="float">
            <text:p>6.10009107400137E-06</text:p>
          </table:table-cell>
          <table:table-cell office:value-type="float" office:value="0.0000987938931985845" calcext:value-type="float">
            <text:p>9.87938931985845E-05</text:p>
          </table:table-cell>
          <table:table-cell office:value-type="float" office:value="10" calcext:value-type="float">
            <text:p>10</text:p>
          </table:table-cell>
          <table:table-cell office:value-type="float" office:value="9.40649258997883" calcext:value-type="float">
            <text:p>9.40649258997883</text:p>
          </table:table-cell>
          <table:table-cell office:value-type="float" office:value="0.26875708165764" calcext:value-type="float">
            <text:p>0.26875708165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0012137" calcext:value-type="float">
            <text:p>0.0012137</text:p>
          </table:table-cell>
          <table:table-cell office:value-type="float" office:value="0.0161143" calcext:value-type="float">
            <text:p>0.0161143</text:p>
          </table:table-cell>
          <table:table-cell office:value-type="float" office:value="0.0000154707609523398" calcext:value-type="float">
            <text:p>1.54707609523398E-05</text:p>
          </table:table-cell>
          <table:table-cell office:value-type="float" office:value="0.000276763456964809" calcext:value-type="float">
            <text:p>0.000276763456964809</text:p>
          </table:table-cell>
          <table:table-cell office:value-type="float" office:value="10" calcext:value-type="float">
            <text:p>10</text:p>
          </table:table-cell>
          <table:table-cell office:value-type="float" office:value="13.2770042020269" calcext:value-type="float">
            <text:p>13.2770042020269</text:p>
          </table:table-cell>
          <table:table-cell office:value-type="float" office:value="0.283973256465231" calcext:value-type="float">
            <text:p>0.283973256465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0.0041828" calcext:value-type="float">
            <text:p>0.0041828</text:p>
          </table:table-cell>
          <table:table-cell office:value-type="float" office:value="0.073964" calcext:value-type="float">
            <text:p>0.073964</text:p>
          </table:table-cell>
          <table:table-cell office:value-type="float" office:value="0.000154109484890883" calcext:value-type="float">
            <text:p>0.000154109484890883</text:p>
          </table:table-cell>
          <table:table-cell office:value-type="float" office:value="0.00561217161375365" calcext:value-type="float">
            <text:p>0.00561217161375365</text:p>
          </table:table-cell>
          <table:table-cell office:value-type="float" office:value="10" calcext:value-type="float">
            <text:p>10</text:p>
          </table:table-cell>
          <table:table-cell office:value-type="float" office:value="17.6828918427847" calcext:value-type="float">
            <text:p>17.6828918427847</text:p>
          </table:table-cell>
          <table:table-cell office:value-type="float" office:value="1.49153719436978" calcext:value-type="float">
            <text:p>1.49153719436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153575" calcext:value-type="float">
            <text:p>0.0153575</text:p>
          </table:table-cell>
          <table:table-cell office:value-type="float" office:value="0.2630319" calcext:value-type="float">
            <text:p>0.2630319</text:p>
          </table:table-cell>
          <table:table-cell office:value-type="float" office:value="0.00081075962323408" calcext:value-type="float">
            <text:p>0.00081075962323408</text:p>
          </table:table-cell>
          <table:table-cell office:value-type="float" office:value="0.0222361397501655" calcext:value-type="float">
            <text:p>0.0222361397501655</text:p>
          </table:table-cell>
          <table:table-cell office:value-type="float" office:value="10" calcext:value-type="float">
            <text:p>10</text:p>
          </table:table-cell>
          <table:table-cell office:value-type="float" office:value="17.1272602962722" calcext:value-type="float">
            <text:p>17.1272602962722</text:p>
          </table:table-cell>
          <table:table-cell office:value-type="float" office:value="1.70703722446605" calcext:value-type="float">
            <text:p>1.70703722446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0.0567489" calcext:value-type="float">
            <text:p>0.0567489</text:p>
          </table:table-cell>
          <table:table-cell office:value-type="float" office:value="1.0127143" calcext:value-type="float">
            <text:p>1.0127143</text:p>
          </table:table-cell>
          <table:table-cell office:value-type="float" office:value="0.00313834593553851" calcext:value-type="float">
            <text:p>0.00313834593553851</text:p>
          </table:table-cell>
          <table:table-cell office:value-type="float" office:value="0.0564518997339033" calcext:value-type="float">
            <text:p>0.0564518997339033</text:p>
          </table:table-cell>
          <table:table-cell office:value-type="float" office:value="10" calcext:value-type="float">
            <text:p>10</text:p>
          </table:table-cell>
          <table:table-cell office:value-type="float" office:value="17.845531807665" calcext:value-type="float">
            <text:p>17.845531807665</text:p>
          </table:table-cell>
          <table:table-cell office:value-type="float" office:value="1.40126033775181" calcext:value-type="float">
            <text:p>1.40126033775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0.2051469" calcext:value-type="float">
            <text:p>0.2051469</text:p>
          </table:table-cell>
          <table:table-cell office:value-type="float" office:value="4.2487777" calcext:value-type="float">
            <text:p>4.2487777</text:p>
          </table:table-cell>
          <table:table-cell office:value-type="float" office:value="0.00916656141091086" calcext:value-type="float">
            <text:p>0.00916656141091086</text:p>
          </table:table-cell>
          <table:table-cell office:value-type="float" office:value="0.189196572746766" calcext:value-type="float">
            <text:p>0.189196572746766</text:p>
          </table:table-cell>
          <table:table-cell office:value-type="float" office:value="10" calcext:value-type="float">
            <text:p>10</text:p>
          </table:table-cell>
          <table:table-cell office:value-type="float" office:value="20.7109037475097" calcext:value-type="float">
            <text:p>20.7109037475097</text:p>
          </table:table-cell>
          <table:table-cell office:value-type="float" office:value="1.30650388296844" calcext:value-type="float">
            <text:p>1.30650388296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0.7839339" calcext:value-type="float">
            <text:p>0.7839339</text:p>
          </table:table-cell>
          <table:table-cell office:value-type="float" office:value="18.4626228" calcext:value-type="float">
            <text:p>18.4626228</text:p>
          </table:table-cell>
          <table:table-cell office:value-type="float" office:value="0.0398352046630169" calcext:value-type="float">
            <text:p>0.0398352046630169</text:p>
          </table:table-cell>
          <table:table-cell office:value-type="float" office:value="0.574004686183503" calcext:value-type="float">
            <text:p>0.574004686183503</text:p>
          </table:table-cell>
          <table:table-cell office:value-type="float" office:value="10" calcext:value-type="float">
            <text:p>10</text:p>
          </table:table-cell>
          <table:table-cell office:value-type="float" office:value="23.5512494101862" calcext:value-type="float">
            <text:p>23.5512494101862</text:p>
          </table:table-cell>
          <table:table-cell office:value-type="float" office:value="1.40297202368198" calcext:value-type="float">
            <text:p>1.40297202368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3.5408646" calcext:value-type="float">
            <text:p>3.5408646</text:p>
          </table:table-cell>
          <table:table-cell office:value-type="float" office:value="164.8537241" calcext:value-type="float">
            <text:p>164.8537241</text:p>
          </table:table-cell>
          <table:table-cell office:value-type="float" office:value="0.307795083636356" calcext:value-type="float">
            <text:p>0.307795083636356</text:p>
          </table:table-cell>
          <table:table-cell office:value-type="float" office:value="3.84824990550176" calcext:value-type="float">
            <text:p>3.84824990550176</text:p>
          </table:table-cell>
          <table:table-cell office:value-type="float" office:value="10" calcext:value-type="float">
            <text:p>10</text:p>
          </table:table-cell>
          <table:table-cell office:value-type="float" office:value="46.5574775437615" calcext:value-type="float">
            <text:p>46.5574775437615</text:p>
          </table:table-cell>
          <table:table-cell office:value-type="float" office:value="4.19046717458121" calcext:value-type="float">
            <text:p>4.19046717458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4:45:58.813741822</meta:creation-date>
    <dc:date>2025-11-25T05:38:48.798053397</dc:date>
    <meta:editing-duration>PT29M49S</meta:editing-duration>
    <meta:editing-cycles>3</meta:editing-cycles>
    <meta:generator>LibreOffice/24.2.7.2$Linux_X86_64 LibreOffice_project/420$Build-2</meta:generator>
    <meta:document-statistic meta:table-count="2" meta:cell-count="24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48cm" svg:height="12.778cm" xlink:href=".." xlink:type="simple" chart:class="chart:line" chart:style-name="ch1">
        <chart:title svg:x="7.172cm" svg:y="0.391cm" chart:style-name="ch2">
          <text:p>Runtime using 16 radius filter (doubles) </text:p>
        </chart:title>
        <chart:legend chart:legend-position="end" svg:x="18.881cm" svg:y="5.841cm" style:legend-expansion="high" chart:style-name="ch3"/>
        <chart:plot-area chart:style-name="ch4" table:cell-range-address="Runtimes.B36:Runtimes.D45" chart:data-source-has-labels="both" svg:x="1.459cm" svg:y="1.425cm" svg:width="16.974cm" svg:height="10.117cm">
          <chart:coordinate-region svg:x="2.266cm" svg:y="1.624cm" svg:width="15.689cm" svg:height="9.271cm"/>
          <chart:axis chart:dimension="x" chart:name="primary-x" chart:style-name="ch5" chartooo:axis-type="auto">
            <chartooo:date-scale/>
            <chart:title svg:x="9.121cm" svg:y="11.797cm" chart:style-name="ch6">
              <text:p>Image size</text:p>
            </chart:title>
            <chart:categories table:cell-range-address="Runtimes.B37:Runtimes.B45"/>
            <chart:grid chart:style-name="ch7" chart:class="major"/>
          </chart:axis>
          <chart:axis chart:dimension="y" chart:name="primary-y" chart:style-name="ch5">
            <chart:title svg:x="0.451cm" svg:y="7.36cm" chart:style-name="ch8">
              <text:p>Runtime (s)</text:p>
            </chart:title>
            <chart:grid chart:style-name="ch7" chart:class="major"/>
          </chart:axis>
          <chart:series chart:style-name="ch9" chart:values-cell-range-address="Runtimes.C37:Runtimes.C45" chart:label-cell-address="Runtimes.C36:Runtimes.C36" chart:class="chart:line">
            <chart:data-point chart:repeated="9"/>
          </chart:series>
          <chart:series chart:style-name="ch10" chart:values-cell-range-address="Runtimes.D37:Runtimes.D45" chart:label-cell-address="Runtimes.D36:Runtimes.D3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avg.</text:p>
                <draw:g>
                  <svg:desc>Runtimes.C36:Runtimes.C36</svg:desc>
                </draw:g>
              </table:table-cell>
              <table:table-cell office:value-type="string">
                <text:p>CPU time avg.</text:p>
                <draw:g>
                  <svg:desc>Runtimes.D36:Runtimes.D36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Runtimes.B37:Runtimes.B45</svg:desc>
                </draw:g>
              </table:table-cell>
              <table:table-cell office:value-type="float" office:value="0.000205">
                <text:p>0.000205</text:p>
                <draw:g>
                  <svg:desc>Runtimes.C37:Runtimes.C45</svg:desc>
                </draw:g>
              </table:table-cell>
              <table:table-cell office:value-type="float" office:value="0.0009828">
                <text:p>0.0009828</text:p>
                <draw:g>
                  <svg:desc>Runtimes.D37:Runtimes.D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4251">
                <text:p>0.0004251</text:p>
              </table:table-cell>
              <table:table-cell office:value-type="float" office:value="0.0039987">
                <text:p>0.00399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137">
                <text:p>0.0012137</text:p>
              </table:table-cell>
              <table:table-cell office:value-type="float" office:value="0.0161143">
                <text:p>0.016114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41828">
                <text:p>0.0041828</text:p>
              </table:table-cell>
              <table:table-cell office:value-type="float" office:value="0.073964">
                <text:p>0.0739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53575">
                <text:p>0.0153575</text:p>
              </table:table-cell>
              <table:table-cell office:value-type="float" office:value="0.2630319">
                <text:p>0.263031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567489">
                <text:p>0.0567489</text:p>
              </table:table-cell>
              <table:table-cell office:value-type="float" office:value="1.0127143">
                <text:p>1.01271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2051469">
                <text:p>0.2051469</text:p>
              </table:table-cell>
              <table:table-cell office:value-type="float" office:value="4.2487777">
                <text:p>4.248777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7839339">
                <text:p>0.7839339</text:p>
              </table:table-cell>
              <table:table-cell office:value-type="float" office:value="18.4626228">
                <text:p>18.4626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.5408646">
                <text:p>3.5408646</text:p>
              </table:table-cell>
              <table:table-cell office:value-type="float" office:value="164.8537241">
                <text:p>164.853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73cm" svg:height="12.644cm" xlink:href=".." xlink:type="simple" chart:class="chart:line" chart:style-name="ch1">
        <chart:title svg:x="7.501cm" svg:y="0.388cm" chart:style-name="ch2">
          <text:p>Runtime using 16 radius filter (floats)</text:p>
        </chart:title>
        <chart:legend chart:legend-position="end" svg:x="18.827cm" svg:y="5.774cm" style:legend-expansion="high" chart:style-name="ch3"/>
        <chart:plot-area chart:style-name="ch4" table:cell-range-address="Runtimes.B1:Runtimes.D11" chart:data-source-has-labels="both" svg:x="1.46cm" svg:y="1.419cm" svg:width="16.918cm" svg:height="9.992cm">
          <chart:coordinate-region svg:x="2.081cm" svg:y="1.618cm" svg:width="15.819cm" svg:height="9.146cm"/>
          <chart:axis chart:dimension="x" chart:name="primary-x" chart:style-name="ch5" chartooo:axis-type="auto">
            <chartooo:date-scale/>
            <chart:title svg:x="9.094cm" svg:y="11.663cm" chart:style-name="ch6">
              <text:p>Image size</text:p>
            </chart:title>
            <chart:categories table:cell-range-address="Runtimes.B3:Runtimes.B11"/>
          </chart:axis>
          <chart:axis chart:dimension="y" chart:name="primary-y" chart:style-name="ch5">
            <chart:title svg:x="0.451cm" svg:y="7.292cm" chart:style-name="ch7">
              <text:p>Runtime (s)</text:p>
            </chart:title>
            <chart:grid chart:style-name="ch8" chart:class="major"/>
          </chart:axis>
          <chart:series chart:style-name="ch9" chart:values-cell-range-address="Runtimes.C3:Runtimes.C11" chart:label-cell-address="Runtimes.C1:Runtimes.C2" chart:class="chart:line">
            <chart:data-point chart:repeated="9"/>
          </chart:series>
          <chart:series chart:style-name="ch10" chart:values-cell-range-address="Runtimes.D3:Runtimes.D11" chart:label-cell-address="Runtimes.D1:Runtimes.D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avg.</text:p>
                <text:list>
                  <text:list-item>
                    <text:p/>
                  </text:list-item>
                  <text:list-item>
                    <text:p>GPU time avg.</text:p>
                  </text:list-item>
                </text:list>
                <draw:g>
                  <svg:desc>Runtimes.C1:Runtimes.C2</svg:desc>
                </draw:g>
              </table:table-cell>
              <table:table-cell office:value-type="string">
                <text:p>CPU time avg.</text:p>
                <text:list>
                  <text:list-item>
                    <text:p/>
                  </text:list-item>
                  <text:list-item>
                    <text:p>CPU time avg.</text:p>
                  </text:list-item>
                </text:list>
                <draw:g>
                  <svg:desc>Runtimes.D1:Runtimes.D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Runtimes.B3:Runtimes.B11</svg:desc>
                </draw:g>
              </table:table-cell>
              <table:table-cell office:value-type="float" office:value="0.0001718">
                <text:p>0.0001718</text:p>
                <draw:g>
                  <svg:desc>Runtimes.C3:Runtimes.C11</svg:desc>
                </draw:g>
              </table:table-cell>
              <table:table-cell office:value-type="float" office:value="0.001036">
                <text:p>0.001036</text:p>
                <draw:g>
                  <svg:desc>Runtimes.D3:Runtim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3363">
                <text:p>0.0003363</text:p>
              </table:table-cell>
              <table:table-cell office:value-type="float" office:value="0.0039082">
                <text:p>0.00390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895">
                <text:p>0.000895</text:p>
              </table:table-cell>
              <table:table-cell office:value-type="float" office:value="0.0153644">
                <text:p>0.015364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7087">
                <text:p>0.0027087</text:p>
              </table:table-cell>
              <table:table-cell office:value-type="float" office:value="0.0622094">
                <text:p>0.06220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13951">
                <text:p>0.0113951</text:p>
              </table:table-cell>
              <table:table-cell office:value-type="float" office:value="0.2605112">
                <text:p>0.260511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388376">
                <text:p>0.0388376</text:p>
              </table:table-cell>
              <table:table-cell office:value-type="float" office:value="0.984029">
                <text:p>0.9840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350525">
                <text:p>0.1350525</text:p>
              </table:table-cell>
              <table:table-cell office:value-type="float" office:value="4.1765119">
                <text:p>4.176511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5422863">
                <text:p>0.5422863</text:p>
              </table:table-cell>
              <table:table-cell office:value-type="float" office:value="17.0321945">
                <text:p>17.032194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.2401076">
                <text:p>2.2401076</text:p>
              </table:table-cell>
              <table:table-cell office:value-type="float" office:value="71.3169407">
                <text:p>71.3169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16cm" svg:height="11.263cm" xlink:href=".." xlink:type="simple" chart:class="chart:line" chart:style-name="ch1">
        <chart:title svg:x="6.022cm" svg:y="0.361cm" chart:style-name="ch2">
          <text:p>Max difference between CPU and GPU</text:p>
        </chart:title>
        <chart:legend chart:legend-position="end" svg:x="16.423cm" svg:y="5.332cm" style:legend-expansion="high" chart:style-name="ch3"/>
        <chart:plot-area chart:style-name="ch4" table:cell-range-address="Accuracy.B2:Accuracy.C18" chart:data-source-has-labels="both" svg:x="1.411cm" svg:y="1.365cm" svg:width="14.612cm" svg:height="8.692cm">
          <chart:coordinate-region svg:x="2.138cm" svg:y="1.564cm" svg:width="13.698cm" svg:height="7.846cm"/>
          <chart:axis chart:dimension="x" chart:name="primary-x" chart:style-name="ch5" chartooo:axis-type="auto">
            <chartooo:date-scale/>
            <chart:title svg:x="7.826cm" svg:y="10.282cm" chart:style-name="ch6">
              <text:p>FIlter length</text:p>
            </chart:title>
            <chart:categories table:cell-range-address="Accuracy.B3:Accuracy.B18"/>
            <chart:grid chart:style-name="ch7" chart:class="major"/>
          </chart:axis>
          <chart:axis chart:dimension="y" chart:name="primary-y" chart:style-name="ch5">
            <chart:title svg:x="0.451cm" svg:y="7.448cm" chart:style-name="ch8">
              <text:p>Max absolute difference</text:p>
            </chart:title>
            <chart:grid chart:style-name="ch7" chart:class="major"/>
          </chart:axis>
          <chart:series chart:style-name="ch9" chart:values-cell-range-address="Accuracy.C3:Accuracy.C18" chart:label-cell-address="Accuracy.C2:Accuracy.C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fference</text:p>
                <draw:g>
                  <svg:desc>Accuracy.C2:Accuracy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ccuracy.B3:Accuracy.B18</svg:desc>
                </draw:g>
              </table:table-cell>
              <table:table-cell office:value-type="float" office:value="0">
                <text:p>0</text:p>
                <draw:g>
                  <svg:desc>Accuracy.C3:Accuracy.C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